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8.306cm"/>
    </style:style>
    <style:style style:name="co13" style:family="table-column">
      <style:table-column-properties fo:break-before="auto" style:column-width="4.651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6.645cm"/>
    </style:style>
    <style:style style:name="co16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DP (ann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 (simulation)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 (sim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UTR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5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5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 (uncosted transmission reduction)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office:value-type="string" calcext:value-type="string">
            <text:p>Fatality rate without hospital care relative to HFR</text:p>
          </table:table-cell>
          <table:table-cell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 (IHR)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 (IHR)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 (HFR)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 (HFR)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07:51:12.692776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6T08:30:10.253792822</meta:creation-date>
    <dc:date>2025-07-24T07:55:42.427212173</dc:date>
    <meta:editing-duration>P7DT14H29M58S</meta:editing-duration>
    <meta:editing-cycles>30</meta:editing-cycles>
    <meta:generator>LibreOffice/25.2.5.2$Linux_X86_64 LibreOffice_project/fb4792146257752f54eab576deb869869b108571</meta:generator>
    <meta:document-statistic meta:table-count="5" meta:cell-count="310" meta:object-count="0"/>
  </office:meta>
</office:document-meta>
</file>